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591cm" table:align="margins"/>
    </style:style>
    <style:style style:name="Tableau1.A" style:family="table-column">
      <style:table-column-properties style:column-width="18.591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8.591cm" table:align="margins"/>
    </style:style>
    <style:style style:name="Tableau2.A" style:family="table-column">
      <style:table-column-properties style:column-width="18.591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3pt" style:font-size-asian="11.3500003814697pt" style:font-size-complex="13pt"/>
    </style:style>
    <style:style style:name="P2" style:family="paragraph" style:parent-style-name="Table_20_Contents">
      <style:paragraph-properties fo:line-height="150%"/>
      <style:text-properties fo:font-size="14pt" officeooo:rsid="00181b79" officeooo:paragraph-rsid="00181b79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officeooo:rsid="00181b79" officeooo:paragraph-rsid="001ac453" style:font-size-asian="14pt" style:font-size-complex="14pt"/>
    </style:style>
    <style:style style:name="P4" style:family="paragraph" style:parent-style-name="Table_20_Contents">
      <style:paragraph-properties fo:line-height="150%"/>
      <style:text-properties fo:font-size="13pt" officeooo:rsid="00181b79" officeooo:paragraph-rsid="00181b79" style:font-size-asian="13pt" style:font-size-complex="13pt"/>
    </style:style>
    <style:style style:name="P5" style:family="paragraph" style:parent-style-name="Table_20_Contents">
      <style:paragraph-properties fo:line-height="150%"/>
      <style:text-properties fo:font-size="13pt" officeooo:rsid="00181b79" officeooo:paragraph-rsid="001a0d6c" style:font-size-asian="13pt" style:font-size-complex="13pt"/>
    </style:style>
    <style:style style:name="P6" style:family="paragraph" style:parent-style-name="Table_20_Contents">
      <style:paragraph-properties fo:line-height="150%"/>
      <style:text-properties fo:font-size="13pt" officeooo:rsid="00181b79" officeooo:paragraph-rsid="001ac453" style:font-size-asian="13pt" style:font-size-complex="13pt"/>
    </style:style>
    <style:style style:name="P7" style:family="paragraph" style:parent-style-name="Table_20_Contents">
      <style:paragraph-properties fo:line-height="150%"/>
      <style:text-properties fo:font-size="6pt" officeooo:rsid="00181b79" officeooo:paragraph-rsid="00181b79" style:font-size-asian="5.25pt" style:font-size-complex="6pt"/>
    </style:style>
    <style:style style:name="P8" style:family="paragraph" style:parent-style-name="Table_20_Contents">
      <style:paragraph-properties fo:line-height="150%"/>
      <style:text-properties fo:font-size="6pt" officeooo:rsid="00181b79" officeooo:paragraph-rsid="001ac453" style:font-size-asian="5.25pt" style:font-size-complex="6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T1" style:family="text">
      <style:text-properties officeooo:rsid="001a0d6c"/>
    </style:style>
    <style:style style:name="T2" style:family="text">
      <style:text-properties officeooo:rsid="001ac453"/>
    </style:style>
    <style:style style:name="T3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3cm" fo:min-width="1.7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302cm" fo:min-width="3.4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302cm" fo:min-width="2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302cm" fo:min-width="3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31cm" fo:min-width="2.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Prénom : ………………………..</text:p>
            <text:p text:style-name="P7"/>
            <text:p text:style-name="P4">Vendredi dernier, tu as découvert l’activité du crêpier psychorigide.</text:p>
            <text:p text:style-name="P4">Peux-tu me rappeler les trois étapes que tu as vécues pendant cette activité ?</text:p>
            <text:p text:style-name="P4">Étape 1 : …………………………….……..………………………………………………………….</text:p>
            <text:p text:style-name="P4">……………………………………………..………………………………………………………….</text:p>
            <text:p text:style-name="P4">Étape 2 : …………………………………….…….…………………………………………………...</text:p>
            <text:p text:style-name="P5">……………………………………………...………………………………………………………….</text:p>
            <text:p text:style-name="P4">Étape 3 : ……………………………………….………………………………………………………</text:p>
            <text:p text:style-name="P5">……………………………………………...………………………………………………………….</text:p>
            <text:p text:style-name="P7"/>
            <text:p text:style-name="P6"><text:span text:style-name="T2">Colorie les crêpes avec le code couleur. </text:span>Écris ou dessine <text:span text:style-name="T1">sur une feuille</text:span> la stratégie que tu utilises pour trier ce tas de crêpes :</text:p>
            <text:p text:style-name="P7"><draw:custom-shape text:anchor-type="paragraph" draw:z-index="4" draw:name="Forme1" draw:style-name="gr5" draw:text-style-name="P10" svg:width="2.601cm" svg:height="0.311cm" svg:x="6.853cm" svg:y="0.146cm"><text:p text:style-name="P11"><text:span text:style-name="T3">vert</text:span></text:p><draw:enhanced-geometry svg:viewBox="0 0 21600 21600" draw:type="rectangle" draw:enhanced-path="M 0 0 L 21600 0 21600 21600 0 21600 0 0 Z N"/></draw:custom-shape></text:p>
            <text:p text:style-name="P2"><draw:custom-shape text:anchor-type="paragraph" draw:z-index="3" draw:name="Forme1" draw:style-name="gr4" draw:text-style-name="P10" svg:width="3.003cm" svg:height="0.302cm" svg:x="6.63cm" svg:y="0.092cm"><text:p text:style-name="P9"><text:span text:style-name="T3">violet</text:span></text:p><draw:enhanced-geometry svg:viewBox="0 0 21600 21600" draw:type="rectangle" draw:enhanced-path="M 0 0 L 21600 0 21600 21600 0 21600 0 0 Z N"/></draw:custom-shape><draw:custom-shape text:anchor-type="paragraph" draw:z-index="2" draw:name="Forme1" draw:style-name="gr3" draw:text-style-name="P10" svg:width="2.204cm" svg:height="0.302cm" svg:x="7.038cm" svg:y="0.393cm"><text:p text:style-name="P9"><text:span text:style-name="T3">bleu</text:span></text:p><draw:enhanced-geometry svg:viewBox="0 0 21600 21600" draw:type="rectangle" draw:enhanced-path="M 0 0 L 21600 0 21600 21600 0 21600 0 0 Z N"/></draw:custom-shape><text:s text:c="51"/></text:p>
            <text:p text:style-name="P7"><draw:custom-shape text:anchor-type="paragraph" draw:z-index="0" draw:name="Forme1" draw:style-name="gr1" draw:text-style-name="P10" svg:width="1.8cm" svg:height="0.301cm" svg:x="7.23cm" svg:y="0.143cm"><text:p text:style-name="P9"><text:span text:style-name="T3">rouge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10" svg:width="3.403cm" svg:height="0.302cm" svg:x="6.391cm" svg:y="-0.159cm"><text:p text:style-name="P9"><text:span text:style-name="T3">jaune</text:span></text:p><draw:enhanced-geometry svg:viewBox="0 0 21600 21600" draw:type="rectangle" draw:enhanced-path="M 0 0 L 21600 0 21600 21600 0 21600 0 0 Z N"/></draw:custom-shape></text:p>
            <text:p text:style-name="P7"/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Prénom : ………………………..</text:p>
            <text:p text:style-name="P8"/>
            <text:p text:style-name="P6">Vendredi dernier, tu as découvert l’activité du crêpier psychorigide.</text:p>
            <text:p text:style-name="P6">Peux-tu me rappeler les trois étapes que tu as vécues pendant cette activité ?</text:p>
            <text:p text:style-name="P6">Étape 1 : …………………………….……..………………………………………………………….</text:p>
            <text:p text:style-name="P6">……………………………………………..………………………………………………………….</text:p>
            <text:p text:style-name="P6">Étape 2 : …………………………………….…….…………………………………………………...</text:p>
            <text:p text:style-name="P6">……………………………………………...………………………………………………………….</text:p>
            <text:p text:style-name="P6">Étape 3 : ……………………………………….………………………………………………………</text:p>
            <text:p text:style-name="P6">……………………………………………...………………………………………………………….</text:p>
            <text:p text:style-name="P8"/>
            <text:p text:style-name="P6"><text:span text:style-name="T2">Colorie les crêpes avec le code couleur. </text:span>Écris ou dessine <text:span text:style-name="T1">sur une feuille</text:span> la stratégie que tu utilises pour trier ce tas de crêpes :</text:p>
            <text:p text:style-name="P8"><draw:custom-shape text:anchor-type="paragraph" draw:z-index="9" draw:name="Forme1" draw:style-name="gr5" draw:text-style-name="P10" svg:width="2.601cm" svg:height="0.311cm" svg:x="6.853cm" svg:y="0.146cm"><text:p text:style-name="P11"><text:span text:style-name="T3">vert</text:span></text:p><draw:enhanced-geometry svg:viewBox="0 0 21600 21600" draw:type="rectangle" draw:enhanced-path="M 0 0 L 21600 0 21600 21600 0 21600 0 0 Z N"/></draw:custom-shape></text:p>
            <text:p text:style-name="P3"><draw:custom-shape text:anchor-type="paragraph" draw:z-index="7" draw:name="Forme1" draw:style-name="gr3" draw:text-style-name="P12" svg:width="2.204cm" svg:height="0.302cm" svg:x="7.038cm" svg:y="0.393cm"><text:p text:style-name="P9"><text:span text:style-name="T3">bleu</text:span></text:p><draw:enhanced-geometry svg:viewBox="0 0 21600 21600" draw:type="rectangle" draw:enhanced-path="M 0 0 L 21600 0 21600 21600 0 21600 0 0 Z N"/></draw:custom-shape><draw:custom-shape text:anchor-type="paragraph" draw:z-index="8" draw:name="Forme1" draw:style-name="gr4" draw:text-style-name="P12" svg:width="3.003cm" svg:height="0.302cm" svg:x="6.63cm" svg:y="0.092cm"><text:p text:style-name="P9"><text:span text:style-name="T3">violet</text:span></text:p><draw:enhanced-geometry svg:viewBox="0 0 21600 21600" draw:type="rectangle" draw:enhanced-path="M 0 0 L 21600 0 21600 21600 0 21600 0 0 Z N"/></draw:custom-shape><text:s text:c="51"/></text:p>
            <text:p text:style-name="P8"><draw:custom-shape text:anchor-type="paragraph" draw:z-index="5" draw:name="Forme1" draw:style-name="gr1" draw:text-style-name="P12" svg:width="1.8cm" svg:height="0.301cm" svg:x="7.23cm" svg:y="0.143cm"><text:p text:style-name="P9"><text:span text:style-name="T3">rouge</text:span></text:p><draw:enhanced-geometry svg:viewBox="0 0 21600 21600" draw:type="rectangle" draw:enhanced-path="M 0 0 L 21600 0 21600 21600 0 21600 0 0 Z N"/></draw:custom-shape><draw:custom-shape text:anchor-type="paragraph" draw:z-index="6" draw:name="Forme1" draw:style-name="gr2" draw:text-style-name="P12" svg:width="3.403cm" svg:height="0.302cm" svg:x="6.391cm" svg:y="-0.159cm"><text:p text:style-name="P9"><text:span text:style-name="T3">jaune</text:span></text:p><draw:enhanced-geometry svg:viewBox="0 0 21600 21600" draw:type="rectangle" draw:enhanced-path="M 0 0 L 21600 0 21600 21600 0 21600 0 0 Z N"/></draw:custom-shape></text:p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9:56:03.439303645</meta:creation-date>
    <dc:date>2019-12-10T20:39:24.653944370</dc:date>
    <meta:editing-duration>PT22M59S</meta:editing-duration>
    <meta:editing-cycles>3</meta:editing-cycles>
    <meta:generator>LibreOffice/6.2.8.2$Linux_X86_64 LibreOffice_project/20$Build-2</meta:generator>
    <meta:document-statistic meta:table-count="2" meta:image-count="0" meta:object-count="0" meta:page-count="1" meta:paragraph-count="22" meta:word-count="132" meta:character-count="1248" meta:non-whitespace-character-count="1034"/>
  </office:meta>
</office:document-meta>
</file>